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gradient" draw:fill-gradient-name="beam_5f_grad2" draw:opacity="50%" draw:textarea-horizontal-align="justify" draw:textarea-vertical-align="middle" draw:auto-grow-height="false" fo:min-height="1.024cm" fo:min-width="4.168cm" draw:shadow-opacity="50%"/>
    </style:style>
    <style:style style:name="gr2" style:family="graphic" style:parent-style-name="standard">
      <style:graphic-properties draw:stroke="none" draw:fill="solid" draw:fill-color="#0066cc" draw:opacity="50%" draw:textarea-horizontal-align="justify" draw:textarea-vertical-align="middle" draw:auto-grow-height="false" fo:min-height="0cm" fo:min-width="0cm" draw:shadow-opacity="50%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measure" style:list-style-name="L1">
      <style:graphic-properties draw:textarea-vertical-align="middle" draw:fit-to-size="false" draw:line-distance="0.6cm"/>
    </style:style>
    <style:style style:name="gr5" style:family="graphic" style:parent-style-name="measure" style:list-style-name="L1">
      <style:graphic-properties draw:textarea-vertical-align="middle" draw:fit-to-size="false" draw:line-distance="0.7cm"/>
    </style:style>
    <style:style style:name="gr6" style:family="graphic" style:parent-style-name="objectwithoutfill">
      <style:graphic-properties draw:marker-end="Arrow" draw:marker-end-width="0.1cm" draw:fill="none" draw:textarea-vertical-align="middle"/>
    </style:style>
    <style:style style:name="gr7" style:family="graphic" style:parent-style-name="objectwithoutfill">
      <style:graphic-properties draw:marker-end="Arrow" draw:marker-end-width="0.1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Arrow" draw:marker-end-width="0.2cm" draw:fill="none" draw:textarea-vertical-align="middle"/>
    </style:style>
    <style:style style:name="gr10" style:family="graphic" style:parent-style-name="objectwithoutfill">
      <style:graphic-properties draw:stroke="dash" draw:stroke-dash="Ultrafine_20_Dashed" draw:marker-end="Line_20_Arrow" draw:marker-end-width="0.1cm" draw:fill="none" draw:textarea-vertical-align="middle"/>
    </style:style>
    <style:style style:name="P1" style:family="paragraph">
      <loext:graphic-properties draw:fill="gradient" draw:fill-gradient-name="beam_5f_grad2" draw:opacity="50%"/>
      <style:paragraph-properties fo:text-align="center"/>
    </style:style>
    <style:style style:name="P2" style:family="paragraph">
      <loext:graphic-properties draw:fill="solid" draw:fill-color="#0066cc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8pt"/>
    </style:style>
    <style:style style:name="P6" style:family="paragraph">
      <loext:graphic-properties draw:fill="none" draw:fill-color="#ffffff"/>
      <style:text-properties fo:font-size="8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cm" svg:height="1.8cm" svg:x="3.2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2.929cm" svg:y="9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437cm" svg:y="9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29cm" svg:y="9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7cm" svg:y="9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29cm" svg:y="9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7cm" svg:y="9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29cm" svg:y="9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7cm" svg:y="9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2.931cm" svg:y="9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436cm" svg:y="9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2.928cm" svg:y="1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436cm" svg:y="1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2.932cm" svg:y="10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4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2.929cm" svg:y="11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437cm" svg:y="11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32cm" svg:y="9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7cm" svg:y="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29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7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32cm" svg:y="10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29cm" svg:y="11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7cm" svg:y="11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2.932cm" svg:y="11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437cm" svg:y="1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2.929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437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2.933cm" svg:y="1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43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2.93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438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33cm" svg:y="1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8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3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8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33cm" svg:y="1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3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8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32cm" svg:y="9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7cm" svg:y="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29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7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33cm" svg:y="10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8cm" svg:y="10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3cm" svg:y="1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8cm" svg:y="1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33cm" svg:y="9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8cm" svg:y="9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3cm" svg:y="10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8cm" svg:y="10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33cm" svg:y="10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8cm" svg:y="10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3cm" svg:y="1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8cm" svg:y="1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32cm" svg:y="11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7cm" svg:y="1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29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7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33cm" svg:y="1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3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8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33cm" svg:y="1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8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3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8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33cm" svg:y="1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3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8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3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8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3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8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3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8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31cm" svg:y="9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6cm" svg:y="9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28cm" svg:y="1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6cm" svg:y="1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32cm" svg:y="10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29cm" svg:y="11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7cm" svg:y="11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32cm" svg:y="9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7cm" svg:y="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29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7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32cm" svg:y="10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29cm" svg:y="11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7cm" svg:y="11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32cm" svg:y="11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7cm" svg:y="1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29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7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33cm" svg:y="1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3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8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33cm" svg:y="1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8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3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8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33cm" svg:y="1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3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8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32cm" svg:y="9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7cm" svg:y="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29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7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33cm" svg:y="10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8cm" svg:y="10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3cm" svg:y="1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8cm" svg:y="1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3cm" svg:y="9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9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cm" svg:y="10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10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3cm" svg:y="10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10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cm" svg:y="1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1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32cm" svg:y="11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7cm" svg:y="1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29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7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33cm" svg:y="1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3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8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3cm" svg:y="1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3cm" svg:y="1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717cm" svg:y1="9.506cm" svg:x2="14.7cm" svg:y2="9.506cm">
          <text:p/>
        </draw:line>
        <draw:line draw:style-name="gr3" draw:text-style-name="P3" draw:layer="layout" svg:x1="2.692cm" svg:y1="9.998cm" svg:x2="14.675cm" svg:y2="9.998cm">
          <text:p/>
        </draw:line>
        <draw:line draw:style-name="gr3" draw:text-style-name="P3" draw:layer="layout" svg:x1="2.692cm" svg:y1="10.498cm" svg:x2="14.675cm" svg:y2="10.498cm">
          <text:p/>
        </draw:line>
        <draw:line draw:style-name="gr3" draw:text-style-name="P3" draw:layer="layout" svg:x1="2.692cm" svg:y1="10.998cm" svg:x2="14.675cm" svg:y2="10.998cm">
          <text:p/>
        </draw:line>
        <draw:line draw:style-name="gr3" draw:text-style-name="P3" draw:layer="layout" svg:x1="2.699cm" svg:y1="11.498cm" svg:x2="14.682cm" svg:y2="11.498cm">
          <text:p/>
        </draw:line>
        <draw:line draw:style-name="gr3" draw:text-style-name="P3" draw:layer="layout" svg:x1="2.698cm" svg:y1="11.998cm" svg:x2="14.681cm" svg:y2="11.998cm">
          <text:p/>
        </draw:line>
        <draw:line draw:style-name="gr3" draw:text-style-name="P3" draw:layer="layout" svg:x1="2.698cm" svg:y1="12.498cm" svg:x2="14.681cm" svg:y2="12.498cm">
          <text:p/>
        </draw:line>
        <draw:line draw:style-name="gr3" draw:text-style-name="P3" draw:layer="layout" svg:x1="2.698cm" svg:y1="12.998cm" svg:x2="14.681cm" svg:y2="12.998cm">
          <text:p/>
        </draw:line>
        <draw:line draw:style-name="gr3" draw:text-style-name="P3" draw:layer="layout" svg:x1="2.705cm" svg:y1="13.498cm" svg:x2="14.688cm" svg:y2="13.498cm">
          <text:p/>
        </draw:line>
        <draw:line draw:style-name="gr3" draw:text-style-name="P3" draw:layer="layout" svg:x1="2.992cm" svg:y1="9.3cm" svg:x2="2.992cm" svg:y2="13.8cm">
          <text:p/>
        </draw:line>
        <draw:line draw:style-name="gr3" draw:text-style-name="P3" draw:layer="layout" svg:x1="3.492cm" svg:y1="9.3cm" svg:x2="3.492cm" svg:y2="13.8cm">
          <text:p/>
        </draw:line>
        <draw:line draw:style-name="gr3" draw:text-style-name="P3" draw:layer="layout" svg:x1="3.992cm" svg:y1="9.3cm" svg:x2="3.992cm" svg:y2="13.8cm">
          <text:p/>
        </draw:line>
        <draw:line draw:style-name="gr3" draw:text-style-name="P3" draw:layer="layout" svg:x1="4.5cm" svg:y1="9.3cm" svg:x2="4.5cm" svg:y2="13.8cm">
          <text:p/>
        </draw:line>
        <draw:line draw:style-name="gr3" draw:text-style-name="P3" draw:layer="layout" svg:x1="4.99cm" svg:y1="9.3cm" svg:x2="4.99cm" svg:y2="13.8cm">
          <text:p/>
        </draw:line>
        <draw:line draw:style-name="gr3" draw:text-style-name="P3" draw:layer="layout" svg:x1="5.49cm" svg:y1="9.3cm" svg:x2="5.49cm" svg:y2="13.8cm">
          <text:p/>
        </draw:line>
        <draw:line draw:style-name="gr3" draw:text-style-name="P3" draw:layer="layout" svg:x1="5.99cm" svg:y1="9.3cm" svg:x2="5.99cm" svg:y2="13.8cm">
          <text:p/>
        </draw:line>
        <draw:line draw:style-name="gr3" draw:text-style-name="P3" draw:layer="layout" svg:x1="6.498cm" svg:y1="9.3cm" svg:x2="6.498cm" svg:y2="13.8cm">
          <text:p/>
        </draw:line>
        <draw:line draw:style-name="gr3" draw:text-style-name="P3" draw:layer="layout" svg:x1="6.99cm" svg:y1="9.3cm" svg:x2="6.99cm" svg:y2="13.8cm">
          <text:p/>
        </draw:line>
        <draw:line draw:style-name="gr3" draw:text-style-name="P3" draw:layer="layout" svg:x1="7.49cm" svg:y1="9.3cm" svg:x2="7.49cm" svg:y2="13.8cm">
          <text:p/>
        </draw:line>
        <draw:line draw:style-name="gr3" draw:text-style-name="P3" draw:layer="layout" svg:x1="7.99cm" svg:y1="9.3cm" svg:x2="7.99cm" svg:y2="13.8cm">
          <text:p/>
        </draw:line>
        <draw:line draw:style-name="gr3" draw:text-style-name="P3" draw:layer="layout" svg:x1="8.498cm" svg:y1="9.3cm" svg:x2="8.498cm" svg:y2="13.8cm">
          <text:p/>
        </draw:line>
        <draw:line draw:style-name="gr3" draw:text-style-name="P3" draw:layer="layout" svg:x1="8.99cm" svg:y1="9.3cm" svg:x2="8.99cm" svg:y2="13.8cm">
          <text:p/>
        </draw:line>
        <draw:line draw:style-name="gr3" draw:text-style-name="P3" draw:layer="layout" svg:x1="9.49cm" svg:y1="9.3cm" svg:x2="9.49cm" svg:y2="13.8cm">
          <text:p/>
        </draw:line>
        <draw:line draw:style-name="gr3" draw:text-style-name="P3" draw:layer="layout" svg:x1="9.99cm" svg:y1="9.3cm" svg:x2="9.99cm" svg:y2="13.8cm">
          <text:p/>
        </draw:line>
        <draw:line draw:style-name="gr3" draw:text-style-name="P3" draw:layer="layout" svg:x1="10.498cm" svg:y1="9.3cm" svg:x2="10.498cm" svg:y2="13.8cm">
          <text:p/>
        </draw:line>
        <draw:measure draw:style-name="gr4" draw:text-style-name="P4" draw:layer="measurelines" svg:x1="2.4cm" svg:y1="13.5cm" svg:x2="2.4cm" svg:y2="9.5cm">
          <text:p text:style-name="P4"><text:span text:style-name="T1">sFModelLengthX</text:span></text:p>
        </draw:measure>
        <draw:measure draw:style-name="gr5" draw:text-style-name="P4" draw:layer="layout" svg:x1="14.5cm" svg:y1="13.8cm" svg:x2="3cm" svg:y2="13.8cm">
          <text:p text:style-name="P4"><text:span text:style-name="T1">sFModelLengthZ2</text:span></text:p>
        </draw:measure>
        <draw:line draw:style-name="gr6" draw:text-style-name="P3" draw:layer="layout" svg:x1="2.046cm" svg:y1="14.3cm" svg:x2="2.046cm" svg:y2="13.7cm">
          <text:p/>
        </draw:line>
        <draw:line draw:style-name="gr7" draw:text-style-name="P3" draw:layer="layout" svg:x1="2.046cm" svg:y1="14.3cm" svg:x2="2.546cm" svg:y2="14.3cm">
          <text:p/>
        </draw:line>
        <draw:frame draw:style-name="gr8" draw:text-style-name="P6" draw:layer="layout" svg:width="0.803cm" svg:height="0.573cm" svg:x="2.2cm" svg:y="14.127cm">
          <draw:text-box>
            <text:p text:style-name="P5"><text:span text:style-name="T2">z2</text:span></text:p>
          </draw:text-box>
        </draw:frame>
        <draw:frame draw:style-name="gr8" draw:text-style-name="P6" draw:layer="layout" svg:width="0.646cm" svg:height="0.573cm" svg:x="1.6cm" svg:y="13.4cm">
          <draw:text-box>
            <text:p text:style-name="P5"><text:span text:style-name="T2">x</text:span></text:p>
          </draw:text-box>
        </draw:frame>
        <draw:custom-shape draw:style-name="gr2" draw:text-style-name="P2" draw:layer="layout" svg:width="0.128cm" svg:height="0.128cm" svg:x="10.93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1.438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1.93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2.438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2.93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3.438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3.93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4.438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0.931cm" svg:y="9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1.436cm" svg:y="9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0.928cm" svg:y="1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1.436cm" svg:y="1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0.932cm" svg:y="10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1.4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0.929cm" svg:y="11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1.437cm" svg:y="11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1.932cm" svg:y="9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2.437cm" svg:y="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1.929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2.437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1.932cm" svg:y="10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2.4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1.929cm" svg:y="11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2.437cm" svg:y="11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0.932cm" svg:y="11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1.437cm" svg:y="1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0.929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1.437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0.933cm" svg:y="1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1.43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0.93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1.438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1.933cm" svg:y="1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2.438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1.93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2.438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1.933cm" svg:y="1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2.43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1.93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2.438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2.932cm" svg:y="9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3.437cm" svg:y="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2.929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3.437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2.933cm" svg:y="10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3.438cm" svg:y="10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2.93cm" svg:y="1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3.438cm" svg:y="1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3.933cm" svg:y="9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4.438cm" svg:y="9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3.93cm" svg:y="10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4.438cm" svg:y="10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3.933cm" svg:y="10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4.438cm" svg:y="10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3.93cm" svg:y="1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4.438cm" svg:y="1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2.932cm" svg:y="11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3.437cm" svg:y="1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2.929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3.437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2.933cm" svg:y="1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3.43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2.93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3.438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3.933cm" svg:y="1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4.438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3.93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4.438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3.933cm" svg:y="1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4.43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3.93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14.438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99cm" svg:y1="9.3cm" svg:x2="10.99cm" svg:y2="13.8cm">
          <text:p/>
        </draw:line>
        <draw:line draw:style-name="gr3" draw:text-style-name="P3" draw:layer="layout" svg:x1="11.49cm" svg:y1="9.3cm" svg:x2="11.49cm" svg:y2="13.8cm">
          <text:p/>
        </draw:line>
        <draw:line draw:style-name="gr3" draw:text-style-name="P3" draw:layer="layout" svg:x1="11.99cm" svg:y1="9.3cm" svg:x2="11.99cm" svg:y2="13.8cm">
          <text:p/>
        </draw:line>
        <draw:line draw:style-name="gr3" draw:text-style-name="P3" draw:layer="layout" svg:x1="12.498cm" svg:y1="9.3cm" svg:x2="12.498cm" svg:y2="13.8cm">
          <text:p/>
        </draw:line>
        <draw:line draw:style-name="gr3" draw:text-style-name="P3" draw:layer="layout" svg:x1="12.99cm" svg:y1="9.3cm" svg:x2="12.99cm" svg:y2="13.8cm">
          <text:p/>
        </draw:line>
        <draw:line draw:style-name="gr3" draw:text-style-name="P3" draw:layer="layout" svg:x1="13.49cm" svg:y1="9.3cm" svg:x2="13.49cm" svg:y2="13.8cm">
          <text:p/>
        </draw:line>
        <draw:line draw:style-name="gr3" draw:text-style-name="P3" draw:layer="layout" svg:x1="13.99cm" svg:y1="9.3cm" svg:x2="13.99cm" svg:y2="13.8cm">
          <text:p/>
        </draw:line>
        <draw:line draw:style-name="gr3" draw:text-style-name="P3" draw:layer="layout" svg:x1="14.498cm" svg:y1="9.3cm" svg:x2="14.498cm" svg:y2="13.8cm">
          <text:p/>
        </draw:line>
        <draw:line draw:style-name="gr9" draw:text-style-name="P3" draw:layer="layout" svg:x1="5.7cm" svg:y1="9.1cm" svg:x2="3.8cm" svg:y2="9.1cm">
          <text:p/>
        </draw:line>
        <draw:frame draw:style-name="gr8" draw:text-style-name="P6" draw:layer="layout" svg:width="2.03cm" svg:height="0.573cm" svg:x="3.8cm" svg:y="8.5cm">
          <draw:text-box>
            <text:p text:style-name="P5"><text:span text:style-name="T2">Front / head</text:span></text:p>
          </draw:text-box>
        </draw:frame>
        <draw:line draw:style-name="gr9" draw:text-style-name="P3" draw:layer="layout" svg:x1="12.37cm" svg:y1="9.1cm" svg:x2="14.2cm" svg:y2="9.1cm">
          <text:p/>
        </draw:line>
        <draw:frame draw:style-name="gr8" draw:text-style-name="P6" draw:layer="layout" svg:width="1.742cm" svg:height="0.573cm" svg:x="12.3cm" svg:y="8.5cm">
          <draw:text-box>
            <text:p text:style-name="P5"><text:span text:style-name="T2">Back / tail</text:span></text:p>
          </draw:text-box>
        </draw:frame>
        <draw:line draw:style-name="gr10" draw:text-style-name="P3" draw:layer="layout" svg:x1="9.8cm" svg:y1="12.1cm" svg:x2="11cm" svg:y2="12.1cm">
          <text:p/>
        </draw:line>
        <draw:line draw:style-name="gr10" draw:text-style-name="P3" draw:layer="layout" svg:x1="9.101cm" svg:y1="12.653cm" svg:x2="10.301cm" svg:y2="12.653cm">
          <text:p/>
        </draw:line>
        <draw:line draw:style-name="gr10" draw:text-style-name="P3" draw:layer="layout" svg:x1="9.601cm" svg:y1="11.753cm" svg:x2="10.801cm" svg:y2="11.753cm">
          <text:p/>
        </draw:line>
        <draw:line draw:style-name="gr10" draw:text-style-name="P3" draw:layer="layout" svg:x1="9.701cm" svg:y1="12.353cm" svg:x2="10.901cm" svg:y2="12.3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beam_5f_grad2" draw:display-name="beam_grad2" draw:style="radial" draw:cx="50%" draw:cy="50%" draw:start-color="#ffffff" draw:end-color="#c5000b" draw:start-intensity="100%" draw:end-intensity="100%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12:25:44.340077506</meta:creation-date>
    <dc:date>2016-04-12T22:39:17.383916785</dc:date>
    <meta:editing-duration>PT48M41S</meta:editing-duration>
    <meta:editing-cycles>9</meta:editing-cycles>
    <meta:generator>LibreOffice/5.0.5.2$Linux_X86_64 LibreOffice_project/00m0$Build-2</meta:generator>
    <meta:document-statistic meta:object-count="264"/>
  </office:meta>
</office:document-meta>
</file>